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.882cm" fo:margin-right="0cm" fo:margin-top="0cm" fo:margin-bottom="0.353cm" loext:contextual-spacing="false" fo:line-height="150%" fo:text-indent="-0.882cm" style:auto-text-indent="false"/>
    </style:style>
    <style:style style:name="P2" style:family="paragraph" style:parent-style-name="Standard" style:master-page-name="Standard">
      <style:paragraph-properties fo:line-height="150%" style:page-number="auto"/>
    </style:style>
    <style:style style:name="T1" style:family="text">
      <style:text-properties style:font-name="Cambria" fo:font-size="11pt" style:font-size-asian="11pt"/>
    </style:style>
    <style:style style:name="T2" style:family="text">
      <style:text-properties style:font-name="Cambria" fo:font-size="11pt" fo:font-style="italic" style:font-size-asian="11pt" style:font-style-asian="italic"/>
    </style:style>
    <style:style style:name="T3" style:family="text">
      <style:text-properties style:font-name="Cambria" fo:font-size="11pt" fo:font-style="normal" style:font-size-asian="11pt" style:font-style-asian="normal"/>
    </style:style>
    <style:style style:name="T4" style:family="text">
      <style:text-properties fo:color="#0000ff" style:font-name="Cambria" fo:font-size="11pt" fo:font-style="normal" style:text-underline-style="solid" style:text-underline-width="auto" style:text-underline-color="font-color" style:font-size-asian="11pt" style:font-style-asian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/></text:p>
      <text:p text:style-name="P1"><text:span text:style-name="T1">Alias-i.com, (2014). </text:span><text:span text:style-name="T2">LingPipe Home</text:span><text:span text:style-name="T3">. [online] Available at: </text:span><text:a xlink:type="simple" xlink:href="http://alias-i.com/lingpipe/index.html" text:style-name="Internet_20_link" text:visited-style-name="Visited_20_Internet_20_Link"><text:span text:style-name="T4">http://alias-i.com/lingpipe/index.html</text:span></text:a><text:span text:style-name="T3"> [Accessed 11 Dec. 2014].</text:span></text:p>
      <text:p text:style-name="P1"><text:span text:style-name="T3">Autodeskresearch.com, (2014). </text:span><text:span text:style-name="T2">Citeology - Projects - Autodesk Research</text:span><text:span text:style-name="T3">. [online] Available at: </text:span><text:a xlink:type="simple" xlink:href="http://www.autodeskresearch.com/projects/citeology" text:style-name="Internet_20_link" text:visited-style-name="Visited_20_Internet_20_Link"><text:span text:style-name="T4">http://www.autodeskresearch.com/projects/citeology</text:span></text:a><text:span text:style-name="T3"> [Accessed 11 Dec. 2014].</text:span></text:p>
      <text:p text:style-name="P1"><text:span text:style-name="T3">Bird, S., Klein, E. and Loper, E. (2014). </text:span><text:span text:style-name="T2">NLTK Book</text:span><text:span text:style-name="T3">. [online] Nltk.org. Available at: </text:span><text:a xlink:type="simple" xlink:href="http://www.nltk.org/book/" text:style-name="Internet_20_link" text:visited-style-name="Visited_20_Internet_20_Link"><text:span text:style-name="T4">http://www.nltk.org/book/</text:span></text:a><text:span text:style-name="T3"> [Accessed 11 Dec. 2014].</text:span></text:p>
      <text:p text:style-name="P1"><text:span text:style-name="T3">Clark, A., Fox, C. and Lappin, S. (2010). </text:span><text:span text:style-name="T2">The handbook of computational linguistics and natural language processing</text:span><text:span text:style-name="T3">. Chichester, West Sussex: Wiley-Blackwell.</text:span></text:p>
      <text:p text:style-name="P1"><text:span text:style-name="T3">Cs.bham.ac.uk, (2014). </text:span><text:span text:style-name="T2">SEM1A5 - Part 1 - A brief history of NLP</text:span><text:span text:style-name="T3">. [online] Available at: </text:span><text:a xlink:type="simple" xlink:href="http://www.cs.bham.ac.uk/~pjh/sem1a5/pt1/pt1_history.html" text:style-name="Internet_20_link" text:visited-style-name="Visited_20_Internet_20_Link"><text:span text:style-name="T4">http://www.cs.bham.ac.uk/~pjh/sem1a5/pt1/pt1_history.html</text:span></text:a><text:span text:style-name="T3"> [Accessed 11 Dec. 2014].</text:span></text:p>
      <text:p text:style-name="P1"><text:span text:style-name="T3">Itl.nist.gov, (2014). </text:span><text:span text:style-name="T2">SAIC Information Extraction</text:span><text:span text:style-name="T3">. [online] Available at: </text:span><text:a xlink:type="simple" xlink:href="http://www.itl.nist.gov/iaui/894.02/related_projects/muc/" text:style-name="Internet_20_link" text:visited-style-name="Visited_20_Internet_20_Link"><text:span text:style-name="T4">http://www.itl.nist.gov/iaui/894.02/related_projects/muc/</text:span></text:a><text:span text:style-name="T3"> [Accessed 11 Dec. 2014].</text:span></text:p>
      <text:p text:style-name="P1"><text:span text:style-name="T3">Lewis, D. and Jones, K. (1996). Natural language processing for information retrieval. </text:span><text:span text:style-name="T2">Commun. ACM</text:span><text:span text:style-name="T3">, 39(1), pp.92-101.</text:span></text:p>
      <text:p text:style-name="P1"><text:span text:style-name="T3">Matejka, J., Grossman, T. and Fitzmaurice, G. (2012). Citeology. </text:span><text:span text:style-name="T2">Proceedings of the 2012 ACM annual conference extended abstracts on Human Factors in Computing Systems Extended Abstracts - CHI EA '12</text:span><text:span text:style-name="T3">.</text:span></text:p>
      <text:p text:style-name="P1"><text:span text:style-name="T3">Mitkov, R. (2003). </text:span><text:span text:style-name="T2">The Oxford handbook of computational linguistics</text:span><text:span text:style-name="T3">. Oxford: Oxford University Press, pp.219-222.</text:span></text:p>
      <text:p text:style-name="P1"><text:span text:style-name="T3">Nlp.stanford.edu, (2014). </text:span><text:span text:style-name="T2">The Stanford NLP (Natural Language Processing) Group</text:span><text:span text:style-name="T3">. [online] Available at: </text:span><text:a xlink:type="simple" xlink:href="http://nlp.stanford.edu/software/corenlp.shtml" text:style-name="Internet_20_link" text:visited-style-name="Visited_20_Internet_20_Link"><text:span text:style-name="T4">http://nlp.stanford.edu/software/corenlp.shtml</text:span></text:a><text:span text:style-name="T3"> [Accessed 11 Dec. 2014].</text:span></text:p>
      <text:p text:style-name="P1"><text:span text:style-name="T3">Settles, B. (2005). ABNER: an open source tool for automatically tagging genes, proteins and other entity names in text. </text:span><text:span text:style-name="T2">Bioinformatics</text:span><text:span text:style-name="T3">, 21(14), pp.3191-3192.</text:span></text:p>
      <text:p text:style-name="P1"><text:span text:style-name="T3">Settles, B. (2014). </text:span><text:span text:style-name="T2">ABNER: A Biomedical Named Entity Recognizer</text:span><text:span text:style-name="T3">. [online] Pages.cs.wisc.edu. Available at: </text:span><text:a xlink:type="simple" xlink:href="http://pages.cs.wisc.edu/~bsettles/abner/" text:style-name="Internet_20_link" text:visited-style-name="Visited_20_Internet_20_Link"><text:span text:style-name="T4">http://pages.cs.wisc.edu/~bsettles/abner/</text:span></text:a><text:span text:style-name="T3"> [Accessed 11 Dec. 2014].</text:span></text:p>
      <text:p text:style-name="P1"><text:soft-page-break/><text:span text:style-name="T3">Soon, W., Ng, H. and Lim, D. (2001). A Machine Learning Approach to Coreference Resolution of Noun Phrases. </text:span><text:span text:style-name="T2">Computational Linguistics</text:span><text:span text:style-name="T3">, 27(4), pp.521-544.</text:span></text:p>
      <text:p text:style-name="P1"><text:span text:style-name="T3">Surface.syr.edu, (2014). [online] Available at: </text:span><text:a xlink:type="simple" xlink:href="http://surface.syr.edu/cgi/viewcontent.cgi?article=1043&amp;context=istpub" text:style-name="Internet_20_link" text:visited-style-name="Visited_20_Internet_20_Link"><text:span text:style-name="T4">http://surface.syr.edu/cgi/viewcontent.cgi?article=1043&amp;context=istpub</text:span></text:a><text:span text:style-name="T3"> [Accessed 11 Dec. 2014].</text:span></text:p>
      <text:p text:style-name="P1"><text:span text:style-name="T3">Webknox.com, (2014). </text:span><text:span text:style-name="T2">Named Entity Definition</text:span><text:span text:style-name="T3">. [online] Available at: </text:span><text:a xlink:type="simple" xlink:href="http://webknox.com/p/named-entity-definition" text:style-name="Internet_20_link" text:visited-style-name="Visited_20_Internet_20_Link"><text:span text:style-name="T4">http://webknox.com/p/named-entity-definition</text:span></text:a><text:span text:style-name="T3"> [Accessed 11 Dec. 2014].</text:span></text:p>
      <text:p text:style-name="P1"><text:span text:style-name="T3">Www-nlpir.nist.gov, (2014). </text:span><text:span text:style-name="T2">MUC 7 Proceedings</text:span><text:span text:style-name="T3">. [online] Available at: </text:span><text:a xlink:type="simple" xlink:href="http://www-nlpir.nist.gov/related_projects/muc/proceedings/muc_7_toc.html#named" text:style-name="Internet_20_link" text:visited-style-name="Visited_20_Internet_20_Link"><text:span text:style-name="T4">http://www-nlpir.nist.gov/related_projects/muc/proceedings/muc_7_toc.html#named</text:span></text:a><text:span text:style-name="T3"> [Accessed 11 Dec. 2014]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I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2-11T12:04:41.991000000</dc:date>
    <meta:editing-duration>PT11M27S</meta:editing-duration>
    <meta:editing-cycles>1</meta:editing-cycles>
    <meta:document-statistic meta:table-count="0" meta:image-count="0" meta:object-count="0" meta:page-count="2" meta:paragraph-count="16" meta:word-count="276" meta:character-count="2455" meta:non-whitespace-character-count="2195"/>
    <meta:generator>LibreOffice/4.3.0.4$Windows_x86 LibreOffice_project/62ad5818884a2fc2e5780dd45466868d41009ec0</meta:generator>
  </office:meta>
</office:document-meta>
</file>